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4">
      <style:graphic-properties draw:fill="none" draw:stroke="solid" svg:stroke-width="0.00694in" svg:stroke-color="#4472c4" draw:marker-end="a443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>
      <style:graphic-properties draw:fill="none" draw:stroke="solid" svg:stroke-width="0.00694in" svg:stroke-color="#4472c4" draw:marker-end="a445" svg:stroke-opacity="100%" draw:stroke-linejoin="miter" svg:stroke-linecap="butt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8">
      <style:graphic-properties draw:fill="none" draw:stroke="solid" svg:stroke-width="0.00694in" svg:stroke-color="#4472c4" draw:marker-end="a447" svg:stroke-opacity="100%" draw:stroke-linejoin="miter" svg:stroke-linecap="butt"/>
    </style:style>
    <style:style style:family="graphic" style:name="a410">
      <style:graphic-properties draw:fill="none" draw:stroke="solid" svg:stroke-width="0.00694in" svg:stroke-color="#4472c4" draw:marker-end="a409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2">
      <style:graphic-properties draw:fill="none" draw:stroke="solid" svg:stroke-width="0.00694in" svg:stroke-color="#4472c4" draw:marker-end="a411" svg:stroke-opacity="100%" draw:stroke-linejoin="miter" svg:stroke-linecap="butt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draw:fill="none" draw:stroke="solid" svg:stroke-width="0.00694in" svg:stroke-color="#4472c4" draw:marker-end="a413" svg:stroke-opacity="100%" draw:stroke-linejoin="miter" svg:stroke-linecap="butt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4">
      <style:graphic-properties draw:fill="none" draw:stroke="solid" svg:stroke-width="0.00694in" svg:stroke-color="#4472c4" draw:marker-end="a453" svg:stroke-opacity="100%" draw:stroke-linejoin="miter" svg:stroke-linecap="butt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4">
      <style:graphic-properties draw:fill="none" draw:stroke="solid" svg:stroke-width="0.00694in" svg:stroke-color="#4472c4" draw:marker-end="a423" svg:stroke-opacity="100%" draw:stroke-linejoin="miter" svg:stroke-linecap="butt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0694in" svg:stroke-color="#4472c4" draw:marker-end="a425" svg:stroke-opacity="100%" draw:stroke-linejoin="miter" svg:stroke-linecap="butt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none" draw:stroke="solid" svg:stroke-width="0.00694in" svg:stroke-color="#4472c4" draw:marker-end="a405" svg:stroke-opacity="100%" draw:stroke-linejoin="miter" svg:stroke-linecap="butt"/>
    </style:style>
    <style:style style:family="graphic" style:name="a408">
      <style:graphic-properties draw:fill="none" draw:stroke="solid" svg:stroke-width="0.00694in" svg:stroke-color="#4472c4" draw:marker-end="a407" svg:stroke-opacity="100%" draw:stroke-linejoin="miter" svg:stroke-linecap="butt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custom-shape svg:x="5.37959in" svg:y="0.38532in" svg:width="2.7156in" svg:height="0.52294in" draw:id="id63" draw:style-name="a384" draw:name="Rechteck 3">
          <svg:title/>
          <svg:desc/>
          <text:p text:style-name="a383" text:class-names="" text:cond-style-name=""><text:span text:style-name="a381" text:class-names="">MainView</text:span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1395in" svg:y="1.50841in" svg:width="1.70872in" svg:height="0.52294in" draw:id="id64" draw:style-name="a388" draw:name="Rechteck 4">
          <svg:title/>
          <svg:desc/>
          <text:p text:style-name="a387" text:class-names="" text:cond-style-name=""><text:span text:style-name="a385" text:class-names="">EncoderView</text:span><text:span text:style-name="a3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408in" svg:y="1.49235in" svg:width="1.20184in" svg:height="0.52294in" draw:id="id65" draw:style-name="a392" draw:name="Rechteck 5">
          <svg:title/>
          <svg:desc/>
          <text:p text:style-name="a391" text:class-names="" text:cond-style-name=""><text:span text:style-name="a389" text:class-names="">DataView</text:span><text:span text:style-name="a3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8034in" svg:y="1.46024in" svg:width="1.59556in" svg:height="0.52294in" draw:id="id66" draw:style-name="a396" draw:name="Rechteck 6">
          <svg:title/>
          <svg:desc/>
          <text:p text:style-name="a395" text:class-names="" text:cond-style-name=""><text:span text:style-name="a393" text:class-names="">DecoderView</text:span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132in" svg:y="2.60015in" svg:width="1.56345in" svg:height="0.52294in" draw:id="id67" draw:style-name="a400" draw:name="Rechteck 7">
          <svg:title/>
          <svg:desc/>
          <text:p text:style-name="a399" text:class-names="" text:cond-style-name=""><text:span text:style-name="a397" text:class-names="">TablesView</text:span><text:span text:style-name="a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7775in" svg:y="2.60015in" svg:width="1.14488in" svg:height="0.52294in" draw:id="id68" draw:style-name="a404" draw:name="Rechteck 8">
          <svg:title/>
          <svg:desc/>
          <text:p text:style-name="a403" text:class-names="" text:cond-style-name=""><text:span text:style-name="a401" text:class-names="">PlotView</text:span><text:span text:style-name="a4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73739in" svg:y1="0.90826in" draw:start-shape="id63" draw:start-glue-point="2" svg:x2="8.125in" svg:y2="1.49235in" draw:end-shape="id65" draw:end-glue-point="0" draw:id="id69" draw:style-name="a406" draw:name="Gerade Verbindung mit Pfeil 10">
          <svg:title/>
          <svg:desc/>
        </draw:connector>
        <draw:connector draw:type="line" svg:x1="6.73739in" svg:y1="0.90826in" draw:start-shape="id63" draw:start-glue-point="2" svg:x2="5.86831in" svg:y2="1.50841in" draw:end-shape="id64" draw:end-glue-point="0" draw:id="id70" draw:style-name="a408" draw:name="Gerade Verbindung mit Pfeil 12">
          <svg:title/>
          <svg:desc/>
        </draw:connector>
        <draw:connector draw:type="line" svg:x1="6.73739in" svg:y1="0.90826in" draw:start-shape="id63" draw:start-glue-point="2" svg:x2="10.07813in" svg:y2="1.46024in" draw:end-shape="id66" draw:end-glue-point="0" draw:id="id71" draw:style-name="a410" draw:name="Gerade Verbindung mit Pfeil 14">
          <svg:title/>
          <svg:desc/>
        </draw:connector>
        <draw:connector draw:type="line" svg:x1="8.125in" svg:y1="2.01529in" draw:start-shape="id65" draw:start-glue-point="2" svg:x2="6.19304in" svg:y2="2.60015in" draw:end-shape="id67" draw:end-glue-point="0" draw:id="id72" draw:style-name="a412" draw:name="Gerade Verbindung mit Pfeil 16">
          <svg:title/>
          <svg:desc/>
        </draw:connector>
        <draw:connector draw:type="line" svg:x1="8.125in" svg:y1="2.01529in" draw:start-shape="id65" draw:start-glue-point="2" svg:x2="9.25019in" svg:y2="2.60015in" draw:end-shape="id68" draw:end-glue-point="0" draw:id="id73" draw:style-name="a414" draw:name="Gerade Verbindung mit Pfeil 18">
          <svg:title/>
          <svg:desc/>
        </draw:connector>
        <draw:custom-shape svg:x="2.00803in" svg:y="3.69189in" svg:width="1.6315in" svg:height="0.52294in" draw:id="id74" draw:style-name="a418" draw:name="Rechteck 19">
          <svg:title/>
          <svg:desc/>
          <text:p text:style-name="a417" text:class-names="" text:cond-style-name=""><text:span text:style-name="a415" text:class-names="">TableView[1]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0648in" svg:y="3.70795in" svg:width="1.70298in" svg:height="0.52294in" draw:id="id75" draw:style-name="a422" draw:name="Rechteck 20">
          <svg:title/>
          <svg:desc/>
          <text:p text:style-name="a421" text:class-names="" text:cond-style-name=""><text:span text:style-name="a419" text:class-names="">…</text:span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2.82378in" svg:y2="3.69189in" draw:end-shape="id74" draw:end-glue-point="0" draw:id="id76" draw:style-name="a424" draw:name="Gerade Verbindung mit Pfeil 23">
          <svg:title/>
          <svg:desc/>
        </draw:connector>
        <draw:connector draw:type="line" svg:x1="6.19304in" svg:y1="3.12309in" draw:start-shape="id67" draw:start-glue-point="2" svg:x2="4.91628in" svg:y2="3.70795in" draw:end-shape="id75" draw:end-glue-point="0" draw:id="id77" draw:style-name="a426" draw:name="Gerade Verbindung mit Pfeil 25">
          <svg:title/>
          <svg:desc/>
        </draw:connector>
        <draw:custom-shape svg:x="0.42775in" svg:y="1.49312in" svg:width="1.70872in" svg:height="0.52294in" draw:id="id78" draw:style-name="a432" draw:name="Rechteck 47">
          <svg:title/>
          <svg:desc/>
          <text:p text:style-name="a431" text:class-names="" text:cond-style-name=""><text:span text:style-name="a427" text:class-names="">Menuba</text:span><text:span text:style-name="a428" text:class-names="">r</text:span><text:span text:style-name="a429" text:class-names="">View</text:span><text:span text:style-name="a4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2171in" svg:y="1.49312in" svg:width="1.70872in" svg:height="0.52294in" draw:id="id79" draw:style-name="a438" draw:name="Rechteck 48">
          <svg:title/>
          <svg:desc/>
          <text:p text:style-name="a437" text:class-names="" text:cond-style-name=""><text:span text:style-name="a433" text:class-names="">Toolba</text:span><text:span text:style-name="a434" text:class-names="">r</text:span><text:span text:style-name="a435" text:class-names="">View</text:span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43033in" svg:y="1.48547in" svg:width="1.70872in" svg:height="0.52294in" draw:id="id80" draw:style-name="a442" draw:name="Rechteck 52">
          <svg:title/>
          <svg:desc/>
          <text:p text:style-name="a441" text:class-names="" text:cond-style-name=""><text:span text:style-name="a439" text:class-names="">StatusbarView</text:span><text:span text:style-name="a4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73739in" svg:y1="0.90826in" draw:start-shape="id63" draw:start-glue-point="2" svg:x2="1.28211in" svg:y2="1.49312in" draw:end-shape="id78" draw:end-glue-point="0" draw:id="id81" draw:style-name="a444" draw:name="Gerade Verbindung mit Pfeil 62">
          <svg:title/>
          <svg:desc/>
        </draw:connector>
        <draw:connector draw:type="line" svg:x1="6.73739in" svg:y1="0.90826in" draw:start-shape="id63" draw:start-glue-point="2" svg:x2="3.57607in" svg:y2="1.49312in" draw:end-shape="id79" draw:end-glue-point="0" draw:id="id82" draw:style-name="a446" draw:name="Gerade Verbindung mit Pfeil 64">
          <svg:title/>
          <svg:desc/>
        </draw:connector>
        <draw:connector draw:type="line" svg:x1="6.73739in" svg:y1="0.90826in" draw:start-shape="id63" draw:start-glue-point="2" svg:x2="12.28469in" svg:y2="1.48547in" draw:end-shape="id80" draw:end-glue-point="0" draw:id="id83" draw:style-name="a448" draw:name="Gerade Verbindung mit Pfeil 66">
          <svg:title/>
          <svg:desc/>
        </draw:connector>
        <draw:custom-shape svg:x="6.28858in" svg:y="3.69189in" svg:width="1.70298in" svg:height="0.52294in" draw:id="id84" draw:style-name="a452" draw:name="Rechteck 76">
          <svg:title/>
          <svg:desc/>
          <text:p text:style-name="a451" text:class-names="" text:cond-style-name=""><text:span text:style-name="a449" text:class-names="">TableView[n]</text:span><text:span text:style-name="a4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6.19304in" svg:y1="3.12309in" draw:start-shape="id67" draw:start-glue-point="2" svg:x2="7.14007in" svg:y2="3.69189in" draw:end-shape="id84" draw:end-glue-point="0" draw:id="id85" draw:style-name="a454" draw:name="Gerade Verbindung mit Pfeil 80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07" svg:viewBox="0 0 20 30" svg:d="m10 0-10 30h20z"/>
    <draw:marker draw:name="a453" svg:viewBox="0 0 20 30" svg:d="m10 0-10 30h20z"/>
    <draw:marker draw:name="a413" svg:viewBox="0 0 20 30" svg:d="m10 0-10 30h20z"/>
    <draw:marker draw:name="a425" svg:viewBox="0 0 20 30" svg:d="m10 0-10 30h20z"/>
    <draw:marker draw:name="a409" svg:viewBox="0 0 20 30" svg:d="m10 0-10 30h20z"/>
    <draw:marker draw:name="a443" svg:viewBox="0 0 20 30" svg:d="m10 0-10 30h20z"/>
    <draw:marker draw:name="a445" svg:viewBox="0 0 20 30" svg:d="m10 0-10 30h20z"/>
    <draw:marker draw:name="a405" svg:viewBox="0 0 20 30" svg:d="m10 0-10 30h20z"/>
    <draw:marker draw:name="a411" svg:viewBox="0 0 20 30" svg:d="m10 0-10 30h20z"/>
    <draw:marker draw:name="a447" svg:viewBox="0 0 20 30" svg:d="m10 0-10 30h20z"/>
    <draw:marker draw:name="a42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Benjamin Schiller</meta:initial-creator>
    <dc:creator>Benjamin Schiller</dc:creator>
    <meta:creation-date>2021-09-30T14:58:39Z</meta:creation-date>
    <dc:date>2021-09-30T15:07:08Z</dc:date>
    <meta:editing-cycles>1</meta:editing-cycles>
    <meta:editing-duration>PT0S</meta:editing-duration>
    <meta:document-statistic meta:paragraph-count="12" meta:word-count="18"/>
  </office:meta>
</office:document-meta>
</file>